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alibri Light1" officeooo:rsid="00142311" officeooo:paragraph-rsid="00142311"/>
    </style:style>
    <style:style style:name="P2" style:family="paragraph" style:parent-style-name="Heading_20_1">
      <style:text-properties style:font-name="Calibri Light1" officeooo:paragraph-rsid="00142311"/>
    </style:style>
    <style:style style:name="P3" style:family="paragraph" style:parent-style-name="Standard">
      <style:text-properties style:font-name="Calibri Light1" officeooo:paragraph-rsid="00142311"/>
    </style:style>
    <style:style style:name="P4" style:family="paragraph" style:parent-style-name="Title">
      <style:text-properties style:font-name="Calibri Light1" officeooo:paragraph-rsid="00142311"/>
    </style:style>
    <style:style style:name="P5" style:family="paragraph" style:parent-style-name="Subtitle">
      <style:paragraph-properties fo:line-height="200%"/>
      <style:text-properties style:font-name="Calibri Light1" officeooo:paragraph-rsid="00142311"/>
    </style:style>
    <style:style style:name="P6" style:family="paragraph" style:parent-style-name="List_20_Paragraph" style:list-style-name="WWNum1">
      <style:paragraph-properties style:line-spacing="0.499cm"/>
      <style:text-properties style:font-name="Calibri Light1" fo:font-size="10pt" officeooo:paragraph-rsid="00142311" style:font-size-asian="10pt" style:font-size-complex="10pt"/>
    </style:style>
    <style:style style:name="P7" style:family="paragraph" style:parent-style-name="List_20_Paragraph" style:list-style-name="WWNum2">
      <style:paragraph-properties style:line-spacing="0.499cm"/>
      <style:text-properties style:font-name="Calibri Light1" officeooo:paragraph-rsid="001423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 file system e il journaling</text:p>
      <text:p text:style-name="P5">Un viaggio all’interno del mondo dei file system e come funzionano</text:p>
      <text:p text:style-name="P3">Cos’è un file system. Essenzialmente un file system è quel sistema di gerarchie che permettono al sistema operativo e di conseguenza a noi, la suddivisione in cartelle, i permessi dei vari file e l’ordine generale di esso. I file system sono lo scheletro di un pc e ogni sistema operativo adotta uno o più file system supportati. Alcuni file system sono: NTFS, FAT32, FAT16, exFAT, ext4, ext3, ext2, APFS, Mac FS, ReFS, etc …</text:p>
      <text:p text:style-name="P3">Noi in questa serie di introduzioni ai controlli ed alla scienza più grande dietro tutto questo che è l’informatica forense, parleremo per semplicità di Windows, che adotta come file system il NTFS (New Technology File System).</text:p>
      <text:h text:style-name="P2" text:outline-level="1">MACB Timestamps</text:h>
      <text:p text:style-name="P3">Prima di parlare di journaling e concetti più complessi, parliamo di una feature che viene sottovalutata ma è fondamentale la conoscenza e comprensione adeguata di essa per continuare. I timestamp sono delle date più orari salvati per scopi. I MACB timestamp sono una serie di 4 timestamp fondamentali che indicano degli eventi basici. Ecco il significato di MACB e i timestamp indicati:</text:p>
      <text:list text:style-name="WWNum1">
        <text:list-item>
          <text:p text:style-name="P6">(M) Modified / Modificato, l’ultima volta che il contenuto del file è stato cambiato</text:p>
        </text:list-item>
        <text:list-item>
          <text:p text:style-name="P6">(A) Access / Accesso, l’ultima volta che il file è stato aperto (sembra utile in verità irrilevante)</text:p>
        </text:list-item>
        <text:list-item>
          <text:p text:style-name="P6">(C) Changed / Cambiato, indica un cambiamento del suo indice sulla Master File Table ($MFT)</text:p>
        </text:list-item>
        <text:list-item>
          <text:p text:style-name="P6">(B) Birth / Creazione, il momento in cui il file è apparso sul disco</text:p>
        </text:list-item>
      </text:list>
      <text:p text:style-name="P3">Il timestamp access è irrilevante perché con tutti i servizi per compatibilità e altro, un accesso del file può avvenire anche con delle applicazioni in background, il che rende il tutto molto inaffidabile quando si dimostra l’esecuzione di un file, e quindi porta a false flag.</text:p>
      <text:h text:style-name="P2" text:outline-level="1">Master File Table</text:h>
      <text:p text:style-name="P3">La Master File Table è un file che indica ogni singolo file presente sul disco fisso. Il parsing di tale artefatto è fondamentale per una conoscenza accurata dei file presenti sul disco.</text:p>
      <text:h text:style-name="P2" text:outline-level="1">$USNJrnl</text:h>
      <text:p text:style-name="P3">Il file che contiene il comunemente noto “journal” è il $USNJrnl, un file che si trova nella cartella C:\$Extend, cartella nascosta e inaccessibile attraverso explorer normalmente. Il journal del file system è un log di ogni singola attività che è stato possibile registrare sul file system. Qualsiasi spostamento di un determinato file, un cambiamento di dati, una rinominazione o una eliminazione; tutto viene salvato sul journal. Una particolarità di questo artefatto, è che il file $USNJrnl in se è vuoto, ma esso ha due stream di dati alternative che contengono le seguenti informazioni:</text:p>
      <text:list text:style-name="WWNum2">
        <text:list-item>
          <text:p text:style-name="P7">$Max: contiene informazioni come la dimensione massima del journal</text:p>
        </text:list-item>
        <text:list-item>
          <text:p text:style-name="P7">$J: contiene le informazioni effettive, quindi tutti gli USN records dei vari eventi</text:p>
        </text:list-item>
      </text:list>
      <text:p text:style-name="P3"><text:soft-page-break/>Tali informazioni vengono comunemente lette attraverso l’utilizzo dell’utility di sistema fsutil. Non è l’unico modo per leggere tali informazioni. Esse si possono leggere anche tramite utility esterne tipo OSForensic, etc…</text:p>
      <text:h text:style-name="P2" text:outline-level="1">$LogFile</text:h>
      <text:p text:style-name="P3">Il $LogFile è un file particolare che è simile in funzionalità al $USNJrnl, ma invece di salvare USN Records, salva i cambiamenti ai metadata dei file, diverso dal salvare cambiamenti al file in se. Questo comprende i timestamp MACB del file relativo a varie casistiche e collegamenti alla Master File Table. Questo artefatto è estremamente utile e prezioso, anche se è particolarmente difficile da parsare e come argomento non c’è tanta documentazione. L’unico tool che parsa questo artefatto conosciuto almeno da me in questo momento si chiama NTFS Log Parser. Come tutti i tool indicati ci sarà una pagina apposta con i vari download.</text:p>
      <text:h text:style-name="P2" text:outline-level="1">Conclusione</text:h>
      <text:p text:style-name="P3">Il filesystem è una parte da analizzare interessante, perché il tutto sta nel prendere queste informazioni nude e spoglie, e collegarle per avere un knowledge basico di come i file si sono spostati nel tempo. È un argomento vasto e ne sto coprendo solo la superficie, quindi di conseguenza invito a informarsi da ste basi e continuare ad interessarsi a questi argomenti. Qui chiudo.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SimSun" style:font-family-asian="NSimSun" style:font-family-generic-asian="system" style:font-pitch-asian="variable" style:font-size-asian="28pt" style:font-name-complex="Lucida Sans1" style:font-family-complex="'Lucida Sans'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a5a5a" loext:opacity="100%" fo:letter-spacing="0.026cm" style:font-name-asian="NSimSun" style:font-family-asian="NSimSun" style:font-family-generic-asian="system" style:font-pitch-asian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5T14:35:23.479000000</meta:creation-date>
    <dc:date>2024-01-28T15:42:15.730000000</dc:date>
    <meta:editing-duration>PT2M3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3" meta:word-count="657" meta:character-count="4006" meta:non-whitespace-character-count="3378"/>
  </office:meta>
</office:document-meta>
</file>